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9cf8f" officeooo:paragraph-rsid="0009cf8f"/>
    </style:style>
    <style:style style:name="P2" style:family="paragraph" style:parent-style-name="Text_20_body">
      <style:text-properties officeooo:rsid="0009cf8f" officeooo:paragraph-rsid="0009cf8f"/>
    </style:style>
    <style:style style:name="P3" style:family="paragraph" style:parent-style-name="Text_20_body" style:list-style-name="L3">
      <style:text-properties officeooo:rsid="0009cf8f" officeooo:paragraph-rsid="0009cf8f"/>
    </style:style>
    <style:style style:name="P4" style:family="paragraph" style:parent-style-name="Text_20_body" style:list-style-name="L3">
      <style:text-properties officeooo:rsid="000b375f" officeooo:paragraph-rsid="000b375f"/>
    </style:style>
    <style:style style:name="P5" style:family="paragraph" style:parent-style-name="Text_20_body">
      <style:text-properties officeooo:rsid="000b375f" officeooo:paragraph-rsid="000b375f"/>
    </style:style>
    <style:style style:name="P6" style:family="paragraph" style:parent-style-name="Text_20_body" style:list-style-name="L4">
      <style:text-properties officeooo:rsid="000b375f" officeooo:paragraph-rsid="000b375f"/>
    </style:style>
    <style:style style:name="P7" style:family="paragraph" style:parent-style-name="Text_20_body" style:list-style-name="L4">
      <style:text-properties officeooo:paragraph-rsid="000b375f"/>
    </style:style>
    <style:style style:name="P8" style:family="paragraph" style:parent-style-name="Text_20_body" style:list-style-name="L4">
      <style:text-properties officeooo:paragraph-rsid="000bd2c6"/>
    </style:style>
    <style:style style:name="P9" style:family="paragraph" style:parent-style-name="Text_20_body" style:list-style-name="L4">
      <style:text-properties officeooo:rsid="000bd2c6" officeooo:paragraph-rsid="000bd2c6"/>
    </style:style>
    <style:style style:name="P10" style:family="paragraph" style:parent-style-name="Text_20_body">
      <style:text-properties officeooo:rsid="000bd2c6" officeooo:paragraph-rsid="000bd2c6"/>
    </style:style>
    <style:style style:name="P11" style:family="paragraph" style:parent-style-name="Text_20_body" style:list-style-name="L5">
      <style:text-properties officeooo:rsid="000bd2c6" officeooo:paragraph-rsid="000bd2c6"/>
    </style:style>
    <style:style style:name="P12" style:family="paragraph" style:parent-style-name="Text_20_body" style:list-style-name="L5">
      <style:text-properties officeooo:rsid="000c2bd9" officeooo:paragraph-rsid="000c2bd9"/>
    </style:style>
    <style:style style:name="P13" style:family="paragraph" style:parent-style-name="Text_20_body">
      <style:text-properties officeooo:rsid="000c2bd9" officeooo:paragraph-rsid="000c2bd9"/>
    </style:style>
    <style:style style:name="P14" style:family="paragraph" style:parent-style-name="Text_20_body" style:list-style-name="L6">
      <style:text-properties officeooo:rsid="000c2bd9" officeooo:paragraph-rsid="000c2bd9"/>
    </style:style>
    <style:style style:name="P15" style:family="paragraph" style:parent-style-name="Text_20_body" style:list-style-name="L6">
      <style:text-properties officeooo:paragraph-rsid="000c2bd9"/>
    </style:style>
    <style:style style:name="P16" style:family="paragraph" style:parent-style-name="Text_20_body" style:list-style-name="L6">
      <style:text-properties officeooo:paragraph-rsid="000daa8b"/>
    </style:style>
    <style:style style:name="P17" style:family="paragraph" style:parent-style-name="Text_20_body" style:list-style-name="L6">
      <style:text-properties officeooo:rsid="000daa8b" officeooo:paragraph-rsid="000daa8b"/>
    </style:style>
    <style:style style:name="P18" style:family="paragraph" style:parent-style-name="Text_20_body">
      <style:text-properties officeooo:rsid="000daa8b" officeooo:paragraph-rsid="000daa8b"/>
    </style:style>
    <style:style style:name="P19" style:family="paragraph" style:parent-style-name="Text_20_body" style:list-style-name="L7">
      <style:text-properties officeooo:rsid="000daa8b" officeooo:paragraph-rsid="000daa8b"/>
    </style:style>
    <style:style style:name="P20" style:family="paragraph" style:parent-style-name="Text_20_body" style:list-style-name="L8">
      <style:text-properties officeooo:rsid="000daa8b" officeooo:paragraph-rsid="000daa8b"/>
    </style:style>
    <style:style style:name="P21" style:family="paragraph" style:parent-style-name="Text_20_body" style:list-style-name="L7">
      <style:text-properties officeooo:paragraph-rsid="000daa8b"/>
    </style:style>
    <style:style style:name="P22" style:family="paragraph" style:parent-style-name="Text_20_body" style:list-style-name="L8">
      <style:text-properties officeooo:rsid="000eea46" officeooo:paragraph-rsid="000eea46"/>
    </style:style>
    <style:style style:name="P23" style:family="paragraph" style:parent-style-name="Text_20_body" style:list-style-name="L8">
      <style:text-properties officeooo:paragraph-rsid="000eea46"/>
    </style:style>
    <style:style style:name="P24" style:family="paragraph" style:parent-style-name="Text_20_body">
      <style:text-properties officeooo:rsid="0010dc09" officeooo:paragraph-rsid="0010dc09"/>
    </style:style>
    <style:style style:name="P25" style:family="paragraph" style:parent-style-name="Text_20_body" style:list-style-name="L9">
      <style:text-properties officeooo:rsid="0010dc09" officeooo:paragraph-rsid="0010dc09"/>
    </style:style>
    <style:style style:name="P26" style:family="paragraph" style:parent-style-name="Text_20_body" style:list-style-name="L10">
      <style:text-properties officeooo:rsid="0010dc09" officeooo:paragraph-rsid="0010dc09"/>
    </style:style>
    <style:style style:name="P27" style:family="paragraph" style:parent-style-name="Text_20_body" style:list-style-name="L11">
      <style:text-properties officeooo:rsid="0010dc09" officeooo:paragraph-rsid="0010dc09"/>
    </style:style>
    <style:style style:name="P28" style:family="paragraph" style:parent-style-name="Text_20_body" style:list-style-name="L13">
      <style:text-properties officeooo:rsid="0010dc09" officeooo:paragraph-rsid="0010dc09"/>
    </style:style>
    <style:style style:name="P29" style:family="paragraph" style:parent-style-name="Text_20_body">
      <style:text-properties officeooo:paragraph-rsid="0010dc09"/>
    </style:style>
    <style:style style:name="P30" style:family="paragraph" style:parent-style-name="Text_20_body" style:list-style-name="L9">
      <style:text-properties officeooo:paragraph-rsid="0010dc09"/>
    </style:style>
    <style:style style:name="P31" style:family="paragraph" style:parent-style-name="Text_20_body" style:list-style-name="L10">
      <style:text-properties officeooo:paragraph-rsid="0010dc09"/>
    </style:style>
    <style:style style:name="P32" style:family="paragraph" style:parent-style-name="Text_20_body" style:list-style-name="L11">
      <style:text-properties officeooo:paragraph-rsid="0010dc09"/>
    </style:style>
    <style:style style:name="P33" style:family="paragraph" style:parent-style-name="Text_20_body" style:list-style-name="L5">
      <style:text-properties officeooo:paragraph-rsid="000c2bd9"/>
    </style:style>
    <style:style style:name="P34" style:family="paragraph" style:parent-style-name="Text_20_body" style:list-style-name="L13">
      <style:text-properties officeooo:paragraph-rsid="0010dc09"/>
    </style:style>
    <style:style style:name="P35" style:family="paragraph" style:parent-style-name="Text_20_body" style:list-style-name="L13">
      <style:text-properties officeooo:rsid="001127e7" officeooo:paragraph-rsid="001127e7"/>
    </style:style>
    <style:style style:name="T1" style:family="text">
      <style:text-properties officeooo:rsid="000b375f"/>
    </style:style>
    <style:style style:name="T2" style:family="text">
      <style:text-properties officeooo:rsid="000bd2c6"/>
    </style:style>
    <style:style style:name="T3" style:family="text">
      <style:text-properties officeooo:rsid="000c2bd9"/>
    </style:style>
    <style:style style:name="T4" style:family="text">
      <style:text-properties officeooo:rsid="000daa8b"/>
    </style:style>
    <style:style style:name="T5" style:family="text">
      <style:text-properties officeooo:rsid="000eea46"/>
    </style:style>
    <style:style style:name="T6" style:family="text">
      <style:text-properties officeooo:rsid="0010dc09"/>
    </style:style>
    <style:style style:name="T7" style:family="text">
      <style:text-properties officeooo:rsid="001127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gramming languages:</text:p>
      <text:list xml:id="list1583348476" text:style-name="L1">
        <text:list-item>
          <text:p text:style-name="P1">Java</text:p>
          <text:list>
            <text:list-item>
              <text:p text:style-name="P1">Most projects</text:p>
            </text:list-item>
            <text:list-item>
              <text:p text:style-name="P1">Robotics club</text:p>
            </text:list-item>
          </text:list>
        </text:list-item>
        <text:list-item>
          <text:p text:style-name="P1">C#</text:p>
          <text:list>
            <text:list-item>
              <text:p text:style-name="P1">XNA platformer</text:p>
            </text:list-item>
            <text:list-item>
              <text:p text:style-name="P1">Minecraft clone</text:p>
            </text:list-item>
            <text:list-item>
              <text:p text:style-name="P1">Unity game engine</text:p>
            </text:list-item>
          </text:list>
        </text:list-item>
        <text:list-item>
          <text:p text:style-name="P1">Haskell</text:p>
          <text:list>
            <text:list-item>
              <text:p text:style-name="P1">Programming languages</text:p>
            </text:list-item>
            <text:list-item>
              <text:p text:style-name="P1">Parsers</text:p>
            </text:list-item>
            <text:list-item>
              <text:p text:style-name="P1">Computational projects</text:p>
            </text:list-item>
          </text:list>
        </text:list-item>
        <text:list-item>
          <text:p text:style-name="P1">Lisp (Racket, Scheme)</text:p>
          <text:list>
            <text:list-item>
              <text:p text:style-name="P1">Basic HTTP server</text:p>
            </text:list-item>
            <text:list-item>
              <text:p text:style-name="P1">XHTML/XML/SVG generation DSL</text:p>
            </text:list-item>
            <text:list-item>
              <text:p text:style-name="P1">Interpreter in my operating system’s kernel</text:p>
            </text:list-item>
          </text:list>
        </text:list-item>
        <text:list-item>
          <text:p text:style-name="P1">Assembly (x86)</text:p>
          <text:list>
            <text:list-item>
              <text:p text:style-name="P1">Forth implementation</text:p>
            </text:list-item>
            <text:list-item>
              <text:p text:style-name="P1">Portions of operating system kernel</text:p>
            </text:list-item>
          </text:list>
        </text:list-item>
        <text:list-item>
          <text:p text:style-name="P1">Forth</text:p>
          <text:list>
            <text:list-item>
              <text:p text:style-name="P1">Forth implementation</text:p>
            </text:list-item>
          </text:list>
        </text:list-item>
        <text:list-item>
          <text:p text:style-name="P1">Rust</text:p>
          <text:list>
            <text:list-item>
              <text:p text:style-name="P1">HTML/XML parser</text:p>
            </text:list-item>
            <text:list-item>
              <text:p text:style-name="P1">Minecraft server implementation</text:p>
            </text:list-item>
          </text:list>
        </text:list-item>
        <text:list-item>
          <text:p text:style-name="P1">Prolog</text:p>
        </text:list-item>
        <text:list-item>
          <text:p text:style-name="P1">C</text:p>
          <text:list>
            <text:list-item>
              <text:p text:style-name="P1">Portions of operating system kernel</text:p>
            </text:list-item>
            <text:list-item>
              <text:p text:style-name="P1">Virtual machine for my CPU’s ISA</text:p>
            </text:list-item>
          </text:list>
        </text:list-item>
        <text:list-item>
          <text:p text:style-name="P1">My programming language, currently unnamed</text:p>
        </text:list-item>
        <text:list-item>
          <text:p text:style-name="P1">(X)HTML(5), CSS, SQL, PHP, <text:span text:style-name="T1">XML, JSON</text:span></text:p>
          <text:list>
            <text:list-item>
              <text:p text:style-name="P1"><text:soft-page-break/>Webcomic site for a friend</text:p>
            </text:list-item>
            <text:list-item>
              <text:p text:style-name="P1">Hierarchical discussion board</text:p>
            </text:list-item>
            <text:list-item>
              <text:p text:style-name="P1">My personal website</text:p>
            </text:list-item>
          </text:list>
        </text:list-item>
      </text:list>
      <text:p text:style-name="Text_20_body"/>
      <text:p text:style-name="P2">Programming tools:</text:p>
      <text:list xml:id="list3916364107" text:style-name="L3">
        <text:list-item>
          <text:p text:style-name="P3">Git version control system</text:p>
          <text:list>
            <text:list-item>
              <text:p text:style-name="P3">Branching &amp; merging</text:p>
            </text:list-item>
            <text:list-item>
              <text:p text:style-name="P3">Semantic versioning</text:p>
            </text:list-item>
          </text:list>
        </text:list-item>
        <text:list-item>
          <text:p text:style-name="P3">Visual Studio, Eclipse, Emacs</text:p>
        </text:list-item>
        <text:list-item>
          <text:p text:style-name="P3">Haskell Stack, <text:span text:style-name="T1">Cabal</text:span></text:p>
        </text:list-item>
        <text:list-item>
          <text:p text:style-name="P3">Continuous integration</text:p>
          <text:list>
            <text:list-item>
              <text:p text:style-name="P3">Jenkins (<text:a xlink:type="simple" xlink:href="https://ci.lijero.co/" text:style-name="Internet_20_link" text:visited-style-name="Visited_20_Internet_20_Link">https://ci.lijero.co</text:a>)</text:p>
            </text:list-item>
            <text:list-item>
              <text:p text:style-name="P3">Travis (<text:a xlink:type="simple" xlink:href="https://travis-ci.org/swittepl/" text:style-name="Internet_20_link" text:visited-style-name="Visited_20_Internet_20_Link">https://travis-ci.org/swittepl/</text:a>)</text:p>
            </text:list-item>
          </text:list>
        </text:list-item>
        <text:list-item>
          <text:p text:style-name="P3">Unit testing, test-driven development</text:p>
          <text:list>
            <text:list-item>
              <text:p text:style-name="P3">JUnit</text:p>
            </text:list-item>
            <text:list-item>
              <text:p text:style-name="P3">QuickCheck</text:p>
            </text:list-item>
          </text:list>
        </text:list-item>
        <text:list-item>
          <text:p text:style-name="P4">Bugtrackers</text:p>
          <text:list>
            <text:list-item>
              <text:p text:style-name="P4">Github issues</text:p>
            </text:list-item>
            <text:list-item>
              <text:p text:style-name="P4">Mantis</text:p>
            </text:list-item>
          </text:list>
        </text:list-item>
        <text:list-item>
          <text:p text:style-name="P4">Microsoft Office (incl. Word, Excel, PowerPoint)</text:p>
        </text:list-item>
      </text:list>
      <text:p text:style-name="Text_20_body"/>
      <text:p text:style-name="P5">Systems administration:</text:p>
      <text:list xml:id="list778562083" text:style-name="L4">
        <text:list-item>
          <text:p text:style-name="P6">Windows (XP, 7, 8)</text:p>
        </text:list-item>
        <text:list-item>
          <text:p text:style-name="P6">Linux</text:p>
          <text:list>
            <text:list-item>
              <text:p text:style-name="P6">Desktop and server</text:p>
            </text:list-item>
            <text:list-item>
              <text:p text:style-name="P6">Especially Debian &amp; derivatives</text:p>
            </text:list-item>
          </text:list>
        </text:list-item>
        <text:list-item>
          <text:p text:style-name="P6">FreeBSD</text:p>
          <text:list>
            <text:list-item>
              <text:p text:style-name="P6">Used briefly</text:p>
            </text:list-item>
          </text:list>
        </text:list-item>
        <text:list-item>
          <text:p text:style-name="P6">Virtual Private Servers (VPSes)</text:p>
        </text:list-item>
        <text:list-item>
          <text:p text:style-name="P6">Servers &amp; daemons</text:p>
          <text:list>
            <text:list-item>
              <text:p text:style-name="P6"><text:soft-page-break/>Nginx (HTTP &amp; reverse proxy, <text:a xlink:type="simple" xlink:href="https://lijero.co/" text:style-name="Internet_20_link" text:visited-style-name="Visited_20_Internet_20_Link">https://lijero.co/</text:a>)</text:p>
            </text:list-item>
            <text:list-item>
              <text:p text:style-name="P6">Bind9 (DNS, authoritative for lijero.co)</text:p>
            </text:list-item>
            <text:list-item>
              <text:p text:style-name="P6">OpenSSH</text:p>
              <text:list>
                <text:list-item>
                  <text:p text:style-name="P6">FTP over SSH</text:p>
                </text:list-item>
              </text:list>
            </text:list-item>
            <text:list-item>
              <text:p text:style-name="P6">MariaDB (MySQL)</text:p>
            </text:list-item>
            <text:list-item>
              <text:p text:style-name="P6">Charybdis (IRC)</text:p>
            </text:list-item>
          </text:list>
        </text:list-item>
        <text:list-item>
          <text:p text:style-name="P6">Firewalls</text:p>
          <text:list>
            <text:list-item>
              <text:p text:style-name="P6">iptables</text:p>
            </text:list-item>
            <text:list-item>
              <text:p text:style-name="P6">Router firewalls</text:p>
            </text:list-item>
          </text:list>
        </text:list-item>
        <text:list-item>
          <text:p text:style-name="P6">HTTP stuff</text:p>
          <text:list>
            <text:list-item>
              <text:p text:style-name="P6">Caching</text:p>
            </text:list-item>
            <text:list-item>
              <text:p text:style-name="P6">Load balancing</text:p>
            </text:list-item>
            <text:list-item>
              <text:p text:style-name="P6">Content delivery networks (CDNs)</text:p>
            </text:list-item>
            <text:list-item>
              <text:p text:style-name="P6">Semantic URLs</text:p>
            </text:list-item>
            <text:list-item>
              <text:p text:style-name="P6">REST</text:p>
            </text:list-item>
          </text:list>
        </text:list-item>
        <text:list-item>
          <text:p text:style-name="P6">TLS &amp; certificates</text:p>
          <text:list>
            <text:list-item>
              <text:p text:style-name="P6">ECDHE, RSA</text:p>
            </text:list-item>
            <text:list-item>
              <text:p text:style-name="P6">Let’s Encrypt</text:p>
            </text:list-item>
            <text:list-item>
              <text:p text:style-name="P6">DNS Certification Authority Authorization (CAA)</text:p>
            </text:list-item>
            <text:list-item>
              <text:p text:style-name="P6">OCSP must-staple extension</text:p>
            </text:list-item>
            <text:list-item>
              <text:p text:style-name="P6">HTTP Strict Transport Security (HSTS)</text:p>
              <text:list>
                <text:list-item>
                  <text:p text:style-name="P6">Preloading</text:p>
                </text:list-item>
              </text:list>
            </text:list-item>
            <text:list-item>
              <text:p text:style-name="P7"><text:span text:style-name="T1">A+ rating on SSLLabs (</text:span><text:a xlink:type="simple" xlink:href="https://www.ssllabs.com/ssltest/analyze.html?d=lijero.co&amp;latest" text:style-name="Internet_20_link" text:visited-style-name="Visited_20_Internet_20_Link"><text:span text:style-name="T1">https://www.ssllabs.com/ssltest/analyze.html?d=lijero.co&amp;latest</text:span></text:a><text:span text:style-name="T1">)</text:span></text:p>
            </text:list-item>
          </text:list>
        </text:list-item>
        <text:list-item>
          <text:p text:style-name="P9">Operating system internals</text:p>
          <text:list>
            <text:list-item>
              <text:p text:style-name="P9">Kernels (microkernels, monolithic kernels, exokernels)</text:p>
              <text:list>
                <text:list-item>
                  <text:p text:style-name="P9">Memory managers</text:p>
                </text:list-item>
                <text:list-item>
                  <text:p text:style-name="P9">Scheduling</text:p>
                  <text:list>
                    <text:list-item>
                      <text:p text:style-name="P9">Scheduling algorithms</text:p>
                    </text:list-item>
                    <text:list-item>
                      <text:p text:style-name="P9">Priorities</text:p>
                    </text:list-item>
                  </text:list>
                </text:list-item>
                <text:list-item>
                  <text:p text:style-name="P9">Paging</text:p>
                  <text:list>
                    <text:list-item>
                      <text:p text:style-name="P9"><text:soft-page-break/>Swap space</text:p>
                    </text:list-item>
                  </text:list>
                </text:list-item>
                <text:list-item>
                  <text:p text:style-name="P9">Interrupts, signals, syscalls</text:p>
                </text:list-item>
              </text:list>
            </text:list-item>
            <text:list-item>
              <text:p text:style-name="P9">Filesystems (FAT, others)</text:p>
            </text:list-item>
            <text:list-item>
              <text:p text:style-name="P9">Network stacks</text:p>
            </text:list-item>
            <text:list-item>
              <text:p text:style-name="P9">BIOS, UEFI, bootloaders</text:p>
            </text:list-item>
            <text:list-item>
              <text:p text:style-name="P9">Personally have implemented</text:p>
              <text:list>
                <text:list-item>
                  <text:p text:style-name="P9">Basic monolithic kernel (incl. memory manager, paging)</text:p>
                </text:list-item>
                <text:list-item>
                  <text:p text:style-name="P9">Basic filesystem</text:p>
                </text:list-item>
                <text:list-item>
                  <text:p text:style-name="P8"><text:span text:style-name="T2">Basic BIOS terminal I/O</text:span></text:p>
                </text:list-item>
              </text:list>
            </text:list-item>
          </text:list>
        </text:list-item>
      </text:list>
      <text:p text:style-name="Text_20_body"/>
      <text:p text:style-name="P10">Protocols:</text:p>
      <text:list xml:id="list1658693650" text:style-name="L5">
        <text:list-item>
          <text:p text:style-name="P11">IP</text:p>
        </text:list-item>
        <text:list-item>
          <text:p text:style-name="P11">TCP</text:p>
          <text:list>
            <text:list-item>
              <text:p text:style-name="P11">Could implement</text:p>
            </text:list-item>
          </text:list>
        </text:list-item>
        <text:list-item>
          <text:p text:style-name="P11">UDP</text:p>
        </text:list-item>
        <text:list-item>
          <text:p text:style-name="P11">TLS</text:p>
        </text:list-item>
        <text:list-item>
          <text:p text:style-name="P11">HTTP</text:p>
          <text:list>
            <text:list-item>
              <text:p text:style-name="P11">Have implemented, client and server</text:p>
            </text:list-item>
          </text:list>
        </text:list-item>
        <text:list-item>
          <text:p text:style-name="P11">HTTP/2</text:p>
        </text:list-item>
        <text:list-item>
          <text:p text:style-name="P11">FTP</text:p>
          <text:list>
            <text:list-item>
              <text:p text:style-name="P11">Could implement</text:p>
            </text:list-item>
          </text:list>
        </text:list-item>
        <text:list-item>
          <text:p text:style-name="P11">IRC</text:p>
          <text:list>
            <text:list-item>
              <text:p text:style-name="P11">Have implemented, client and server <text:span text:style-name="T3">(partially)</text:span></text:p>
            </text:list-item>
          </text:list>
        </text:list-item>
        <text:list-item>
          <text:p text:style-name="P11">SMTP</text:p>
          <text:list>
            <text:list-item>
              <text:p text:style-name="P11">Could implement</text:p>
            </text:list-item>
          </text:list>
        </text:list-item>
        <text:list-item>
          <text:p text:style-name="P11">Minecraft Protocol (http://wiki.vg/Protocol)</text:p>
          <text:list>
            <text:list-item>
              <text:p text:style-name="P11">Have partially implemented server</text:p>
            </text:list-item>
            <text:list-item>
              <text:p text:style-name="P11">Not enough for serious gameplay</text:p>
            </text:list-item>
          </text:list>
        </text:list-item>
        <text:list-item>
          <text:p text:style-name="P12">Remote procedure calls (RPC)</text:p>
          <text:list>
            <text:list-item>
              <text:p text:style-name="P12">Not a protocol in itself but I understand the concept</text:p>
            </text:list-item>
          </text:list>
        </text:list-item>
        <text:list-item>
          <text:p text:style-name="P12"><text:soft-page-break/>Designed and implemented own protocols</text:p>
          <text:list>
            <text:list-item>
              <text:p text:style-name="P12">Protocol for my own Minecraft clone</text:p>
              <text:list>
                <text:list-item>
                  <text:p text:style-name="P12">Used TCP and UDP transport</text:p>
                </text:list-item>
              </text:list>
            </text:list-item>
            <text:list-item>
              <text:p text:style-name="P33"><text:span text:style-name="T3">Trivial chat protocol</text:span></text:p>
            </text:list-item>
          </text:list>
        </text:list-item>
      </text:list>
      <text:p text:style-name="P24"/>
      <text:p text:style-name="P13">Former projects:</text:p>
      <text:list xml:id="list1254901287" text:style-name="L6">
        <text:list-item>
          <text:p text:style-name="P14">Parsers &amp; generators</text:p>
          <text:list>
            <text:list-item>
              <text:p text:style-name="P14">HTML, XML</text:p>
            </text:list-item>
            <text:list-item>
              <text:p text:style-name="P14">Configuration</text:p>
            </text:list-item>
            <text:list-item>
              <text:p text:style-name="P14">Command-line arguments</text:p>
            </text:list-item>
            <text:list-item>
              <text:p text:style-name="P14">Programming language syntax</text:p>
            </text:list-item>
          </text:list>
        </text:list-item>
        <text:list-item>
          <text:p text:style-name="P14">Programming language implementations</text:p>
          <text:list>
            <text:list-item>
              <text:p text:style-name="P14">Lisp, Lambda Calculus</text:p>
              <text:list>
                <text:list-item>
                  <text:p text:style-name="P14">Too many of these to count</text:p>
                </text:list-item>
              </text:list>
            </text:list-item>
            <text:list-item>
              <text:p text:style-name="P14">Forth</text:p>
              <text:list>
                <text:list-item>
                  <text:p text:style-name="P14">In x86 assembly</text:p>
                </text:list-item>
              </text:list>
            </text:list-item>
            <text:list-item>
              <text:p text:style-name="P14">Reactive programming paradigm for Java</text:p>
              <text:list>
                <text:list-item>
                  <text:p text:style-name="P14">Via reflection</text:p>
                </text:list-item>
              </text:list>
            </text:list-item>
            <text:list-item>
              <text:p text:style-name="P14">Prolog</text:p>
              <text:list>
                <text:list-item>
                  <text:p text:style-name="P14">Unfinished</text:p>
                </text:list-item>
              </text:list>
            </text:list-item>
          </text:list>
        </text:list-item>
        <text:list-item>
          <text:p text:style-name="P14">Web</text:p>
          <text:list>
            <text:list-item>
              <text:p text:style-name="P14">IRC, HTTP clients and servers</text:p>
            </text:list-item>
            <text:list-item>
              <text:p text:style-name="P15"><text:span text:style-name="T3">Trivial chat program</text:span></text:p>
            </text:list-item>
            <text:list-item>
              <text:p text:style-name="P14">Hierarchical discussion board</text:p>
            </text:list-item>
            <text:list-item>
              <text:p text:style-name="P14">Personal website</text:p>
            </text:list-item>
          </text:list>
        </text:list-item>
        <text:list-item>
          <text:p text:style-name="P14">Low-level</text:p>
          <text:list>
            <text:list-item>
              <text:p text:style-name="P14">Operating system components</text:p>
              <text:list>
                <text:list-item>
                  <text:p text:style-name="P14">Monolithic kernel</text:p>
                  <text:list>
                    <text:list-item>
                      <text:p text:style-name="P14">Memory manager</text:p>
                    </text:list-item>
                  </text:list>
                </text:list-item>
                <text:list-item>
                  <text:p text:style-name="P15"><text:span text:style-name="T3">Filesystem</text:span></text:p>
                </text:list-item>
                <text:list-item>
                  <text:p text:style-name="P14"><text:soft-page-break/>Terminal</text:p>
                </text:list-item>
              </text:list>
            </text:list-item>
            <text:list-item>
              <text:p text:style-name="P14">CPU in Minecraft with redstone</text:p>
              <text:list>
                <text:list-item>
                  <text:p text:style-name="P14">Prior to command blocks or comparators</text:p>
                </text:list-item>
                <text:list-item>
                  <text:p text:style-name="P14">16-bit, von neuman, stack-based</text:p>
                </text:list-item>
              </text:list>
            </text:list-item>
            <text:list-item>
              <text:p text:style-name="P14">Designed an instruction set and CPU</text:p>
              <text:list>
                <text:list-item>
                  <text:p text:style-name="P14">Never physically built</text:p>
                </text:list-item>
              </text:list>
            </text:list-item>
          </text:list>
        </text:list-item>
        <text:list-item>
          <text:p text:style-name="P17">Games</text:p>
          <text:list>
            <text:list-item>
              <text:p text:style-name="P17">Many, many games in Scratch (scratch.mit.edu)</text:p>
            </text:list-item>
            <text:list-item>
              <text:p text:style-name="P17">Simple games like Pong, Breakout, Snake, etc</text:p>
            </text:list-item>
            <text:list-item>
              <text:p text:style-name="P17">Event system</text:p>
              <text:list>
                <text:list-item>
                  <text:p text:style-name="P17">In Java, using reflection</text:p>
                </text:list-item>
              </text:list>
            </text:list-item>
            <text:list-item>
              <text:p text:style-name="P17">Component-based object system</text:p>
              <text:list>
                <text:list-item>
                  <text:p text:style-name="P17">Also Java</text:p>
                </text:list-item>
              </text:list>
            </text:list-item>
            <text:list-item>
              <text:p text:style-name="P17">Minecraft server implementation</text:p>
              <text:list>
                <text:list-item>
                  <text:p text:style-name="P17">Functional, but not usable for gameplay</text:p>
                </text:list-item>
                <text:list-item>
                  <text:p text:style-name="P17">Written in Rust</text:p>
                </text:list-item>
              </text:list>
            </text:list-item>
            <text:list-item>
              <text:p text:style-name="P17">Minecraft clone</text:p>
              <text:list>
                <text:list-item>
                  <text:p text:style-name="P17">Written in C# using unity</text:p>
                </text:list-item>
                <text:list-item>
                  <text:p text:style-name="P17">Infinite map generation with simplex noise</text:p>
                </text:list-item>
                <text:list-item>
                  <text:p text:style-name="P17">Mesh generation and optimization</text:p>
                </text:list-item>
                <text:list-item>
                  <text:p text:style-name="P17">Map editing capabilities</text:p>
                </text:list-item>
                <text:list-item>
                  <text:p text:style-name="P17">Networked multiplayer mostly implemented</text:p>
                </text:list-item>
              </text:list>
            </text:list-item>
            <text:list-item>
              <text:p text:style-name="P17">Pipeline and modern OpenGL, shaders</text:p>
              <text:list>
                <text:list-item>
                  <text:p text:style-name="P17">Familiarity, but not yet used in practice</text:p>
                </text:list-item>
              </text:list>
            </text:list-item>
            <text:list-item>
              <text:p text:style-name="P17">Minecraft server (60+ concurrent connections at peak)</text:p>
              <text:list>
                <text:list-item>
                  <text:p text:style-name="P17">Largely based upon custom content, most of which I wrote myself</text:p>
                  <text:list>
                    <text:list-item>
                      <text:p text:style-name="P17">Included map generation, monster spawns, the monsters themselves, and radiation, temperature, and thirst mechanics</text:p>
                    </text:list-item>
                    <text:list-item>
                      <text:p text:style-name="P17">This was how I learned to program</text:p>
                    </text:list-item>
                  </text:list>
                </text:list-item>
                <text:list-item>
                  <text:p text:style-name="P17">Custom modpack</text:p>
                  <text:list>
                    <text:list-item>
                      <text:p text:style-name="P17">Self-hosted using a technology called “technic solder”</text:p>
                    </text:list-item>
                  </text:list>
                </text:list-item>
                <text:list-item>
                  <text:p text:style-name="P17"><text:soft-page-break/>Network of servers via a reverse proxy server called “Bungee”</text:p>
                </text:list-item>
                <text:list-item>
                  <text:p text:style-name="P17">Run on a Linux VPS</text:p>
                </text:list-item>
                <text:list-item>
                  <text:p text:style-name="P17">Taught me to manage large communities</text:p>
                </text:list-item>
              </text:list>
            </text:list-item>
          </text:list>
        </text:list-item>
        <text:list-item>
          <text:p text:style-name="P17">Robotics</text:p>
          <text:list>
            <text:list-item>
              <text:p text:style-name="P17">Programmer for Robotics club</text:p>
            </text:list-item>
            <text:list-item>
              <text:p text:style-name="P17">Built most of the internal abstractions</text:p>
              <text:list>
                <text:list-item>
                  <text:p text:style-name="P17">Motor controls</text:p>
                </text:list-item>
                <text:list-item>
                  <text:p text:style-name="P17">Input mapping</text:p>
                  <text:list>
                    <text:list-item>
                      <text:p text:style-name="P17">Included dataflow abstraction for input handling</text:p>
                    </text:list-item>
                  </text:list>
                </text:list-item>
                <text:list-item>
                  <text:p text:style-name="P16"><text:span text:style-name="T4">Configuration &amp; operation modes</text:span></text:p>
                </text:list-item>
              </text:list>
            </text:list-item>
          </text:list>
        </text:list-item>
      </text:list>
      <text:p text:style-name="Text_20_body"/>
      <text:p text:style-name="Text_20_body">Current Projects:</text:p>
      <text:list xml:id="list3658477527" text:style-name="L7">
        <text:list-item>
          <text:p text:style-name="P19">Programming language</text:p>
          <text:list>
            <text:list-item>
              <text:p text:style-name="P19">Derived from dependent ordered linear type theory</text:p>
              <text:list>
                <text:list-item>
                  <text:p text:style-name="P19">May someday get homotopy theory influences</text:p>
                </text:list-item>
              </text:list>
            </text:list-item>
            <text:list-item>
              <text:p text:style-name="P19">Based on context-sensitive grammar production rules</text:p>
            </text:list-item>
            <text:list-item>
              <text:p text:style-name="P19">Strong facilities for metaprogramming</text:p>
            </text:list-item>
            <text:list-item>
              <text:p text:style-name="P19">Multiparadigm</text:p>
              <text:list>
                <text:list-item>
                  <text:p text:style-name="P19">Functional</text:p>
                </text:list-item>
                <text:list-item>
                  <text:p text:style-name="P19">Logic programming (backtracking)</text:p>
                </text:list-item>
                <text:list-item>
                  <text:p text:style-name="P19">Concatenative</text:p>
                </text:list-item>
                <text:list-item>
                  <text:p text:style-name="P19">Object-oriented</text:p>
                </text:list-item>
                <text:list-item>
                  <text:p text:style-name="P19">Support for sequential programming and imperative state</text:p>
                </text:list-item>
                <text:list-item>
                  <text:p text:style-name="P19">This can all be implemented via metaprogramming within the language itself</text:p>
                </text:list-item>
              </text:list>
            </text:list-item>
          </text:list>
        </text:list-item>
        <text:list-item>
          <text:p text:style-name="P19">Rule processing engine</text:p>
          <text:list>
            <text:list-item>
              <text:p text:style-name="P19">Includes internal transactional database</text:p>
            </text:list-item>
            <text:list-item>
              <text:p text:style-name="P19">Powerful rule-description language</text:p>
            </text:list-item>
            <text:list-item>
              <text:p text:style-name="P19">Data and code serializability</text:p>
            </text:list-item>
            <text:list-item>
              <text:p text:style-name="P21"><text:span text:style-name="T4">Generate, process, and query data</text:span></text:p>
            </text:list-item>
          </text:list>
        </text:list-item>
      </text:list>
      <text:p text:style-name="P18"/>
      <text:p text:style-name="P18"><text:soft-page-break/>Suspended projects:</text:p>
      <text:list xml:id="list1625336039" text:style-name="L8">
        <text:list-item>
          <text:p text:style-name="P20">Operating system</text:p>
          <text:list>
            <text:list-item>
              <text:p text:style-name="P20">“<text:span text:style-name="T5">If you use the right programming language, it will all come together”</text:span></text:p>
            </text:list-item>
            <text:list-item>
              <text:p text:style-name="P23"><text:span text:style-name="T5">Based on high-level abstractions and languages</text:span></text:p>
            </text:list-item>
            <text:list-item>
              <text:p text:style-name="P22">Not intended to be backwards-compatible</text:p>
            </text:list-item>
          </text:list>
        </text:list-item>
        <text:list-item>
          <text:p text:style-name="P22">Overlay network</text:p>
          <text:list>
            <text:list-item>
              <text:p text:style-name="P22">For building distributed or centralized applications</text:p>
            </text:list-item>
            <text:list-item>
              <text:p text:style-name="P22">Secure, private, and anonymous</text:p>
            </text:list-item>
            <text:list-item>
              <text:p text:style-name="P22">Datastores or distributed state</text:p>
            </text:list-item>
            <text:list-item>
              <text:p text:style-name="P22">Can use different models depending upon requirements</text:p>
              <text:list>
                <text:list-item>
                  <text:p text:style-name="P23"><text:span text:style-name="T5">Blockchain support included</text:span></text:p>
                </text:list-item>
              </text:list>
            </text:list-item>
          </text:list>
        </text:list-item>
      </text:list>
      <text:p text:style-name="Text_20_body"/>
      <text:p text:style-name="P29"><text:span text:style-name="T6">Real-life</text:span></text:p>
      <text:p text:style-name="P29"/>
      <text:p text:style-name="P24">Clubs:</text:p>
      <text:list xml:id="list1682880010" text:style-name="L9">
        <text:list-item>
          <text:p text:style-name="P25">Robotics</text:p>
        </text:list-item>
        <text:list-item>
          <text:p text:style-name="P25">Dungeons and dragons</text:p>
          <text:list>
            <text:list-item>
              <text:p text:style-name="P25">School club</text:p>
            </text:list-item>
            <text:list-item>
              <text:p text:style-name="P25">Just with friends too</text:p>
            </text:list-item>
          </text:list>
        </text:list-item>
        <text:list-item>
          <text:p text:style-name="P25">Band</text:p>
          <text:list>
            <text:list-item>
              <text:p text:style-name="P25">Marching band (football season)</text:p>
            </text:list-item>
            <text:list-item>
              <text:p text:style-name="P25">Concert band (rest of the year)</text:p>
            </text:list-item>
            <text:list-item>
              <text:p text:style-name="P30"><text:span text:style-name="T6">Jazz band (0-period advanced class before school)</text:span></text:p>
            </text:list-item>
          </text:list>
        </text:list-item>
      </text:list>
      <text:p text:style-name="Text_20_body"/>
      <text:p text:style-name="P24">Activities:</text:p>
      <text:list xml:id="list2024314448" text:style-name="L10">
        <text:list-item>
          <text:p text:style-name="P26">Hiking</text:p>
          <text:list>
            <text:list-item>
              <text:p text:style-name="P26">Especially backpacking</text:p>
            </text:list-item>
          </text:list>
        </text:list-item>
        <text:list-item>
          <text:p text:style-name="P26">Cycling</text:p>
        </text:list-item>
        <text:list-item>
          <text:p text:style-name="P26">Skiing</text:p>
        </text:list-item>
        <text:list-item>
          <text:p text:style-name="P26">Dungeons &amp; dragons</text:p>
        </text:list-item>
        <text:list-item>
          <text:p text:style-name="P26"><text:soft-page-break/>Music</text:p>
          <text:list>
            <text:list-item>
              <text:p text:style-name="P26">Performance and listening</text:p>
            </text:list-item>
          </text:list>
        </text:list-item>
        <text:list-item>
          <text:p text:style-name="P26">Board games with friends (&amp; poker with chips)</text:p>
        </text:list-item>
        <text:list-item>
          <text:p text:style-name="P26">Video games, occasionally</text:p>
          <text:list>
            <text:list-item>
              <text:p text:style-name="P26">Dwarf Fortress, Factorio, Terraria with friends</text:p>
            </text:list-item>
            <text:list-item>
              <text:p text:style-name="P31"><text:span text:style-name="T6">Formerly played a lot of Minecraft</text:span></text:p>
            </text:list-item>
          </text:list>
        </text:list-item>
      </text:list>
      <text:p text:style-name="Text_20_body"/>
      <text:p text:style-name="Text_20_body">Hobbies:</text:p>
      <text:list xml:id="list1751785610" text:style-name="L11">
        <text:list-item>
          <text:p text:style-name="P27">In addition to those already stated…</text:p>
        </text:list-item>
        <text:list-item>
          <text:p text:style-name="P27">Linguistics &amp; artificial language construction (conlanging)</text:p>
        </text:list-item>
        <text:list-item>
          <text:p text:style-name="P27">Music theory</text:p>
        </text:list-item>
        <text:list-item>
          <text:p text:style-name="P32"><text:span text:style-name="T6">Worldbuilding</text:span></text:p>
        </text:list-item>
      </text:list>
      <text:p text:style-name="P29"/>
      <text:p text:style-name="P29">* Fundamental knowledge regarding databases: basic SQL, relational algebra, ACID, transactions, CAP theorem, PACELC theorem, CRUD </text:p>
      <text:p text:style-name="P29"/>
      <text:p text:style-name="P24">Theoretical background</text:p>
      <text:list xml:id="list3166369800" text:style-name="L13">
        <text:list-item>
          <text:p text:style-name="P28">Programming language theory</text:p>
          <text:list>
            <text:list-item>
              <text:p text:style-name="P28">Compiler development</text:p>
            </text:list-item>
            <text:list-item>
              <text:p text:style-name="P28">Code generation, JIT</text:p>
            </text:list-item>
            <text:list-item>
              <text:p text:style-name="P28">Interpreters, bytecode</text:p>
            </text:list-item>
          </text:list>
        </text:list-item>
        <text:list-item>
          <text:p text:style-name="P28">Type theory</text:p>
          <text:list>
            <text:list-item>
              <text:p text:style-name="P28">Polymorphic, dependent, linear, and non-commutative</text:p>
            </text:list-item>
          </text:list>
        </text:list-item>
        <text:list-item>
          <text:p text:style-name="P28">Some category theory</text:p>
        </text:list-item>
        <text:list-item>
          <text:p text:style-name="P28">Formal languages</text:p>
        </text:list-item>
        <text:list-item>
          <text:p text:style-name="P28">Denotational semantics</text:p>
        </text:list-item>
        <text:list-item>
          <text:p text:style-name="P28">Logic</text:p>
          <text:list>
            <text:list-item>
              <text:p text:style-name="P28">Sequent calculus</text:p>
            </text:list-item>
            <text:list-item>
              <text:p text:style-name="P28">Lambek calculus</text:p>
            </text:list-item>
            <text:list-item>
              <text:p text:style-name="P34"><text:span text:style-name="T6">Formal logic in general</text:span></text:p>
            </text:list-item>
          </text:list>
        </text:list-item>
        <text:list-item>
          <text:p text:style-name="P28">CPU design and implementations</text:p>
        </text:list-item>
        <text:list-item>
          <text:p text:style-name="P28"><text:soft-page-break/>Various paradigms</text:p>
          <text:list>
            <text:list-item>
              <text:p text:style-name="P28">Procedural/imperative</text:p>
              <text:list>
                <text:list-item>
                  <text:p text:style-name="P35">Loops, pointers, iteration</text:p>
                </text:list-item>
                <text:list-item>
                  <text:p text:style-name="P35">Arrays, strings, characters, integers, floating point, fixed point, booleans, etc</text:p>
                </text:list-item>
                <text:list-item>
                  <text:p text:style-name="P35">Multithreading, mutexes, cooperative multitasking, messages, locks, atomic references, thread pools, reentrancy, thread-local variables</text:p>
                </text:list-item>
                <text:list-item>
                  <text:p text:style-name="P35">Exceptions</text:p>
                </text:list-item>
                <text:list-item>
                  <text:p text:style-name="P35">Records and unions, enums</text:p>
                </text:list-item>
              </text:list>
            </text:list-item>
            <text:list-item>
              <text:p text:style-name="P28">Object-oriented (OOP)</text:p>
              <text:list>
                <text:list-item>
                  <text:p text:style-name="P28">Familiar with many design patterns</text:p>
                </text:list-item>
                <text:list-item>
                  <text:p text:style-name="P35">Interfaces, abstract classes, inheritance</text:p>
                </text:list-item>
                <text:list-item>
                  <text:p text:style-name="P35">Generics</text:p>
                </text:list-item>
                <text:list-item>
                  <text:p text:style-name="P35">Reflection</text:p>
                </text:list-item>
                <text:list-item>
                  <text:p text:style-name="P35">Collections</text:p>
                  <text:list>
                    <text:list-item>
                      <text:p text:style-name="P35">Linked lists, array lists, sets, multisets, stacks, trees, graphs, dictionaries (maps), etc</text:p>
                    </text:list-item>
                  </text:list>
                </text:list-item>
                <text:list-item>
                  <text:p text:style-name="P35">Garbage collection</text:p>
                  <text:list>
                    <text:list-item>
                      <text:p text:style-name="P35">Generational</text:p>
                    </text:list-item>
                    <text:list-item>
                      <text:p text:style-name="P35">Reference counting</text:p>
                    </text:list-item>
                  </text:list>
                </text:list-item>
                <text:list-item>
                  <text:p text:style-name="P35">Encapsulation</text:p>
                  <text:list>
                    <text:list-item>
                      <text:p text:style-name="P35">Various other good principles</text:p>
                    </text:list-item>
                  </text:list>
                </text:list-item>
              </text:list>
            </text:list-item>
            <text:list-item>
              <text:p text:style-name="P28">(Purely) functional</text:p>
              <text:list>
                <text:list-item>
                  <text:p text:style-name="P35">Inductive types (product, sum, etc)</text:p>
                </text:list-item>
                <text:list-item>
                  <text:p text:style-name="P35">Coinductive types</text:p>
                </text:list-item>
                <text:list-item>
                  <text:p text:style-name="P35">Continuations, continuation-passing style</text:p>
                  <text:list>
                    <text:list-item>
                      <text:p text:style-name="P35">Coroutines</text:p>
                    </text:list-item>
                  </text:list>
                </text:list-item>
                <text:list-item>
                  <text:p text:style-name="P35">Recursion</text:p>
                </text:list-item>
                <text:list-item>
                  <text:p text:style-name="P35">Lazy vs. eager evaluation</text:p>
                </text:list-item>
                <text:list-item>
                  <text:p text:style-name="P35">Pattern matching</text:p>
                </text:list-item>
                <text:list-item>
                  <text:p text:style-name="P35">Zippers</text:p>
                </text:list-item>
                <text:list-item>
                  <text:p text:style-name="P35">Morphisms</text:p>
                </text:list-item>
                <text:list-item>
                  <text:p text:style-name="P35">Functor, applicative, monoid, monad, traversable, foldable, category, semigroup, etc</text:p>
                </text:list-item>
                <text:list-item>
                  <text:p text:style-name="P35"><text:soft-page-break/>Arrows, lenses, etc</text:p>
                </text:list-item>
                <text:list-item>
                  <text:p text:style-name="P35">Vertical types, fixpoints, least upper bounds, etc</text:p>
                </text:list-item>
                <text:list-item>
                  <text:p text:style-name="P35">Promises</text:p>
                </text:list-item>
              </text:list>
            </text:list-item>
            <text:list-item>
              <text:p text:style-name="P28">Logic programing, <text:span text:style-name="T7">constraint programming</text:span></text:p>
            </text:list-item>
            <text:list-item>
              <text:p text:style-name="P34"><text:span text:style-name="T6">Reactive programm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20:20:14.711647231</dc:date>
    <meta:editing-duration>PT5M37S</meta:editing-duration>
    <meta:editing-cycles>3</meta:editing-cycles>
    <meta:generator>LibreOffice/5.4.4.2$Linux_X86_64 LibreOffice_project/40m0$Build-2</meta:generator>
    <meta:document-statistic meta:table-count="0" meta:image-count="0" meta:object-count="0" meta:page-count="11" meta:paragraph-count="293" meta:word-count="1242" meta:character-count="7552" meta:non-whitespace-character-count="6882"/>
  </office:meta>
</office:document-meta>
</file>